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 matin je me réveille entre 8 et 8h30. Je prends une douche puis prépare mon petit-déjeuner à 9 heures avec des omelettes et du café fraîchement moulu.</text:p>
      <text:p text:style-name="Standard"/>
      <text:p text:style-name="Standard">Pendant mon petit-déjeuner j'écoute habituellement un programme d'humour à la radio.</text:p>
      <text:p text:style-name="Standard">Après mon petit-déjeuner, je me brosse les dents et j'allume mon ordinateur pour participer à la première réunion de la journée à 9h30.</text:p>
      <text:p text:style-name="Standard"/>
      <text:p text:style-name="Standard">Je travaille jusqu'à midi et commence à préparer mon déjeuner. Pendant le déjeuner, je regarde aussi généralement une vidéo sur youtube sur un programme que j'aime.</text:p>
      <text:p text:style-name="Standard">Après le déjeuner, je prépare un café ou une chimarrão et commence à travailler vers 13 heures.</text:p>
      <text:p text:style-name="Standard">À 17h30, j'arrête généralement de travailler et tous les lundis et mercredis je commence mon cours de français.</text:p>
      <text:p text:style-name="Standard"/>
      <text:p text:style-name="Standard">Les jours où je n'ai pas de cours, j'ai l'habitude de lire un peu ou de regarder une série ou un film si je n'ai pas de faire la course.</text:p>
      <text:p text:style-name="Standard">Parfois, je passe un appel vidéo à un parent, avec mes amis je parle toujours par message.</text:p>
      <text:p text:style-name="Standard"/>
      <text:p text:style-name="Standard">Vers 20h30, je prépare le dîner et je laisse déjà quelque chose de préparé pour le déjeuner l'autre jour.</text:p>
      <text:p text:style-name="Standard">Avant de me coucher, je lis un peu et vois des bêtises ou des mèmes au téléph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4:03:39.151000000</meta:creation-date>
    <dc:date>2020-12-02T14:04:59.419000000</dc:date>
    <meta:editing-duration>PT1M22S</meta:editing-duration>
    <meta:editing-cycles>1</meta:editing-cycles>
    <meta:document-statistic meta:table-count="0" meta:image-count="0" meta:object-count="0" meta:page-count="1" meta:paragraph-count="10" meta:word-count="206" meta:character-count="1154" meta:non-whitespace-character-count="958"/>
    <meta:generator>LibreOffice/7.0.3.1$Windows_X86_64 LibreOffice_project/d7547858d014d4cf69878db179d326fc3483e082</meta:generator>
  </office:meta>
</office:document-meta>
</file>